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44f4597" officeooo:paragraph-rsid="044f4597"/>
    </style:style>
    <style:style style:name="P2" style:family="paragraph" style:parent-style-name="Footnote">
      <style:text-properties officeooo:rsid="0450b144" officeooo:paragraph-rsid="0450b144"/>
    </style:style>
    <style:style style:name="P3" style:family="paragraph" style:parent-style-name="Footnote">
      <style:text-properties officeooo:rsid="04528124" officeooo:paragraph-rsid="04528124"/>
    </style:style>
    <style:style style:name="P4" style:family="paragraph" style:parent-style-name="Footnote">
      <style:text-properties officeooo:rsid="0453d73d" officeooo:paragraph-rsid="0453d73d"/>
    </style:style>
    <style:style style:name="P5" style:family="paragraph" style:parent-style-name="Footnote">
      <style:text-properties officeooo:rsid="045566dc" officeooo:paragraph-rsid="045566dc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6d4e1" style:font-size-asian="13pt" style:font-name-complex="Sanskrit 2003" style:font-size-complex="13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06d4e1" style:font-size-asian="13pt" style:font-weight-asian="bold" style:font-name-complex="Sanskrit 2003" style:font-size-complex="13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Sanskrit 2003" fo:font-size="13pt" officeooo:paragraph-rsid="0006d4e1" style:font-size-asian="13pt" style:font-name-complex="Sanskrit 2003" style:font-size-complex="13pt"/>
    </style:style>
    <style:style style:name="T1" style:family="text">
      <style:text-properties officeooo:rsid="04498c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446243f" style:font-weight-asian="bold" style:font-weight-complex="bold"/>
    </style:style>
    <style:style style:name="T4" style:family="text">
      <style:text-properties officeooo:rsid="044d6a58"/>
    </style:style>
    <style:style style:name="T5" style:family="text">
      <style:text-properties officeooo:rsid="0447d20f"/>
    </style:style>
    <style:style style:name="T6" style:family="text">
      <style:text-properties officeooo:rsid="044f4597"/>
    </style:style>
    <style:style style:name="T7" style:family="text">
      <style:text-properties officeooo:rsid="0450b144"/>
    </style:style>
    <style:style style:name="T8" style:family="text">
      <style:text-properties officeooo:rsid="04528124"/>
    </style:style>
    <style:style style:name="T9" style:family="text">
      <style:text-properties officeooo:rsid="0453d73d"/>
    </style:style>
    <style:style style:name="T10" style:family="text">
      <style:text-properties officeooo:rsid="045424e3"/>
    </style:style>
    <style:style style:name="T11" style:family="text">
      <style:text-properties officeooo:rsid="0454ceae"/>
    </style:style>
    <style:style style:name="T12" style:family="text">
      <style:text-properties officeooo:rsid="044a87c6"/>
    </style:style>
    <style:style style:name="T13" style:family="text">
      <style:text-properties officeooo:rsid="045566dc"/>
    </style:style>
    <style:style style:name="T14" style:family="text">
      <style:text-properties officeooo:rsid="045585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अथ अष्टत्रिंशोऽध्यायः । </text:p>
      <text:p text:style-name="P6"><text:span text:style-name="T2">देवालयनि</text:span><text:span text:style-name="T3">र्मा</text:span><text:span text:style-name="T2">णफल</text:span><text:span text:style-name="T3">म्</text:span><text:line-break/>अग्निरुवाच -</text:p>
      <text:p text:style-name="P6">वासुदेवाद्यालयस्य कृतौ वक्ष्ये फलादिक<text:span text:style-name="T4">म्</text:span> । <text:line-break/>चिकीर्षोर्द्देवधामादि सहस्रजनिपापनुत् ॥१<text:span text:style-name="T5">॥</text:span> <text:line-break/>मनसा सद्मकर्तॄणां शतजन्माघनाशन<text:span text:style-name="T4">म्</text:span> । <text:s/><text:line-break/>ये<text:span text:style-name="T4">ऽ</text:span>नुमोदन्ति कृष्णस्य क्रियमाणं नरा गृह<text:span text:style-name="T4">म्</text:span> <text:s/>॥२<text:span text:style-name="T5">॥</text:span> <text:line-break/>ते<text:span text:style-name="T4">ऽ</text:span>पि पापै<text:span text:style-name="T4">र्वि</text:span>निर्मुक्ताः प्रयान्त्यच्युतलोकता<text:span text:style-name="T6">म्</text:span> । <text:line-break/>समतीतं भविष्यञ्च कुलानामयुतं नरः ॥३<text:span text:style-name="T5">॥</text:span> <text:line-break/>विष्णुलोकं नयत्याशु कारयित्वा हरेर्गृह<text:span text:style-name="T6">म्</text:span> । <text:line-break/><text:note text:id="ftn0" text:note-class="footnote"><text:note-citation>1</text:note-citation><text:note-body><text:p text:style-name="P1">नन्दन्ति</text:p></text:note-body></text:note>वसन्ति <text:s/>पितरो <text:span text:style-name="T6">हृ</text:span>ष्ट्वा <text:s/>विष्णुलोके ह्यलङ्कृताः ॥४<text:span text:style-name="T5">॥</text:span> <text:line-break/>विमुक्ता नारकैर्दुःखैः क<text:span text:style-name="T6">र्तुः</text:span> कृष्णस्य मन्दिर<text:span text:style-name="T6">म्</text:span> । <text:line-break/>ब्रह्महत्यादिपापौघघातकं देवतालय<text:span text:style-name="T6">म्</text:span> ॥५<text:span text:style-name="T5">॥</text:span> <text:line-break/>फलं यन्ना<text:span text:style-name="T6">ऽऽ</text:span>प्यते यज्ञै<text:span text:style-name="T6">र्धा</text:span>म कृत्वा तदाप्यते । <text:line-break/>देवागारे कृते स<text:span text:style-name="T6">र्व</text:span>तीर्थस्नानफलं लभेत् ॥६<text:span text:style-name="T5">॥</text:span> <text:line-break/><text:note text:id="ftn343" text:note-class="footnote"><text:note-citation>2</text:note-citation><text:note-body><text:p text:style-name="P1">देवतीर्थे</text:p></text:note-body></text:note>देवाद्यर्थे हतानाञ्च रणे यत्तत्फलादिक<text:span text:style-name="T6">म्</text:span> । <text:line-break/>शाठ्येन <text:note text:id="ftn344" text:note-class="footnote"><text:note-citation>3</text:note-citation><text:note-body><text:p text:style-name="P1">पांशुना</text:p></text:note-body></text:note>पां<text:span text:style-name="T6">सु</text:span>ना वा<text:span text:style-name="T6">ऽ</text:span>पि कृतं धाम च नाकद<text:span text:style-name="T6">म्</text:span> ॥७<text:span text:style-name="T5">॥</text:span> </text:p>
      <text:p text:style-name="P6">एकायतनकृत् स्वर्गी त्र्यगारी ब्रह्मलोकभाक् । <text:line-break/>पञ्चागारी शम्भुलोकमष्टागाराद्धरौ स्थितिः ॥८<text:span text:style-name="T5">॥</text:span> <text:line-break/>षोडशालयकारी तु भुक्तिमुक्तिमवाप्नुयात् । <text:s/><text:line-break/>कनिष्ठं मध्यमं श्रेष्ठं कारयित्वा हरेर्गृह<text:span text:style-name="T6">म्</text:span> ॥९<text:span text:style-name="T5">॥</text:span> <text:line-break/><text:soft-page-break/>स्वर्गं च वैष्णवं लोकं मोक्षमाप्नोति च क्रमात् । <text:line-break/>श्रेष्ठमायतनं विष्णोः कृत्वा यद्धनवान् लभेत् ॥१०<text:span text:style-name="T5">॥</text:span> <text:line-break/>कनिष्ठेनैव तत्पुण्यं प्राप्नोत्यधनवान्नरः ।<text:line-break/>समुत्पाद्य धनं कृत्या स्वल्पेनापि <text:s/>सुरालय<text:span text:style-name="T7">म्</text:span> ॥११<text:span text:style-name="T5">॥</text:span> <text:line-break/>कारयित्वा हरेः पुण्यं <text:span text:style-name="T7">प्रा</text:span>प्नोत्यधिकं वर<text:span text:style-name="T7">म्</text:span><text:span text:style-name="T7"><text:note text:id="ftn345" text:note-class="footnote"><text:note-citation>4</text:note-citation><text:note-body><text:p text:style-name="P2">वरान्</text:p></text:note-body></text:note></text:span> । <text:line-break/>लक्षेणाथ सहस्रेण शतेना<text:span text:style-name="T7">र्धे</text:span>न वा हरेः ॥१२<text:span text:style-name="T5">॥</text:span> <text:line-break/>कारयन्भवनं याति यत्रा<text:span text:style-name="T7">ऽऽ</text:span>स्ते गरुडध्वजः । <text:line-break/>बाल्ये तु क्री<text:span text:style-name="T7">ड</text:span>माणा ये पां<text:span text:style-name="T7">सु</text:span>भिर्भवनं हरेः ॥१३<text:span text:style-name="T5">॥</text:span> <text:line-break/>वासुदेवस्य कु<text:span text:style-name="T7">र्व</text:span>न्ति ते<text:span text:style-name="T7">ऽ</text:span>पि तल्लोकगामिनः ।<text:line-break/>तीर्थे चा<text:span text:style-name="T7">ऽऽ</text:span>यतने पुण्ये स<text:span text:style-name="T7">ि</text:span>द्धक्षेत्रे तथा<text:span text:style-name="T7">ऽऽश्रमे</text:span> ॥१४<text:span text:style-name="T5">॥</text:span> <text:line-break/>क<text:span text:style-name="T7">र्तु</text:span>रायतनं विष्णोर्यथोक्ता<text:span text:style-name="T7">त्रि</text:span>गुणं फल<text:span text:style-name="T7">म्</text:span> । <text:line-break/>बन्धूकपुष्पविन्यासैः सुधापङ्केन वैष्णव<text:span text:style-name="T7">म्</text:span> ॥१५<text:span text:style-name="T5">॥</text:span> <text:line-break/>ये विलिम्पन्ति भवनं ते यान्ति भगवत्पुर<text:span text:style-name="T7">म्</text:span> । <text:line-break/>पतितं पतमानन्तु तथा<text:span text:style-name="T8">ऽर्ध</text:span>पतितं नरः ॥१६<text:span text:style-name="T5">॥</text:span> <text:line-break/>समुद्धृत्य हरे<text:span text:style-name="T8">र्धा</text:span>म प्राप्नोति द्विगुणं फल<text:span text:style-name="T8">म्</text:span> । <text:line-break/>पतितस्य तु यः क<text:span text:style-name="T8">र्ता</text:span> पतितस्य च रक्षिता ॥१७<text:span text:style-name="T5">॥</text:span> <text:line-break/>विष्णोरायतनस्येह <text:span text:style-name="T8">स </text:span>नरो विष्णु<text:span text:style-name="T8">रूप</text:span>भाक् ।<text:line-break/>इष्टकानिचयस्तिष्ठेद्यावदायतन<text:span text:style-name="T8">ं</text:span> हरेः ॥१८<text:span text:style-name="T5">॥</text:span> <text:line-break/>सकुलस्तस्य वै क<text:span text:style-name="T8">र्ता</text:span> विष्णुलोके महीयते । </text:p>
      <text:p text:style-name="P6">स एव पुण्यवान्पूज्य इहलोके परत्र च ॥१९<text:span text:style-name="T5">॥</text:span> <text:line-break/>कृष्णस्य वासुदेवस्य यः कारयति केतन<text:span text:style-name="T8">म्</text:span> । <text:s/><text:line-break/>जातः स एव सुकृती कुल<text:span text:style-name="T8">ं ते</text:span>नैव पावित<text:span text:style-name="T8">म्</text:span> ॥२०<text:span text:style-name="T5">॥</text:span> <text:line-break/><text:soft-page-break/>विष्णुरुद्रार्कदेव्यादेर्गृहक<text:span text:style-name="T8">र्ता </text:span>स की<text:span text:style-name="T8">र्ति</text:span>भाक् । <text:line-break/>किं तस्य वित्तनिचयैर्मूढस्य परिरक्षिणः ॥२१<text:span text:style-name="T5">॥</text:span> <text:line-break/>दुःखा<text:span text:style-name="T8">र्जि</text:span>तैर्यः कृष्णस्य न कारयति केतन<text:span text:style-name="T8">म्</text:span> । <text:line-break/>नोपभोग्यं धनं यस्य पितृविप्रदिवौकसा<text:span text:style-name="T8">म्</text:span> ॥२२<text:span text:style-name="T5">॥</text:span> <text:line-break/>नोपभोगाय बन्धूनां व्यर्थस्तस्य धनागमः । <text:s/><text:line-break/>यथा ध्रुवो नृणां मृत्युर्वित्तनाशस्तथा ध्रुवः ॥२३<text:span text:style-name="T5">॥</text:span> <text:line-break/>मूढस्तत्राऽनुबध्नाति जीविते<text:span text:style-name="T8">ऽ</text:span>थ <text:note text:id="ftn346" text:note-class="footnote"><text:note-citation>5</text:note-citation><text:note-body><text:p text:style-name="P3">बले</text:p></text:note-body></text:note>चले धने । <text:line-break/>यदा वित्तं न दानाय नोपभोगाय देहिना<text:span text:style-name="T8">म्</text:span> ॥२४<text:span text:style-name="T5">॥</text:span> <text:line-break/>नापि कीर्त्यै न ध<text:span text:style-name="T8">र्मार्</text:span>थं तस्य स्वाम्ये<text:span text:style-name="T8">ऽ</text:span>थ को गुणः । <text:line-break/>तस्माद्वित्तं समासाद्य दैवाद्वा पौरुषादथ ॥२५<text:span text:style-name="T5">॥</text:span> <text:line-break/>दद्यात्सम्यग्द्विजाग्र्येभ्यः की<text:span text:style-name="T8">र्त</text:span>नानि च कारयेत् । <text:s/><text:line-break/>दानेभ्यश्चाधिकं यस्मात्की<text:span text:style-name="T8">र्त</text:span>नेभ्यो वरं यतः ॥२६<text:span text:style-name="T5">॥</text:span> <text:line-break/>अत<text:span text:style-name="T8">श्च का</text:span>रयेद्धीमान्विष्ण्वादे<text:span text:style-name="T8">र्म</text:span>न्दिरादिक<text:span text:style-name="T8">म्</text:span> । <text:s/><text:line-break/>विनिवेश्य हरे<text:span text:style-name="T8">र्धा</text:span>म भक्तिमद्भि<text:span text:style-name="T9">र्न</text:span>रोत्तमैः ॥२७<text:span text:style-name="T5">॥</text:span> <text:line-break/>निवेशितं भवेत्कृत्स्नं त्रैलोक्यं सचराचर<text:span text:style-name="T9">म्</text:span> । <text:s/><text:line-break/>भूतं भवयं भविष्यञ्च स्थूलं सूक्ष्मं तथेतरत् <text:s/>॥२८<text:span text:style-name="T5">॥</text:span> <text:line-break/>आब्रह्मस्तम्बप<text:span text:style-name="T9">र्य</text:span>न्तं स<text:span text:style-name="T9">र्वं</text:span> विष्णोः समुद्भव<text:span text:style-name="T9">म्</text:span> । <text:s/><text:line-break/>तस्य देवा<text:span text:style-name="T9">धि</text:span>देवस्य सर्वगस्य <text:s/>महात्मनः ॥२९<text:span text:style-name="T5">॥</text:span> <text:line-break/>निवेश्य भवनं विष्णोर्न्न भूयो भुवि जायते । <text:line-break/>यथा विष्णो<text:span text:style-name="T9">र्धा</text:span>मकृतौ फलं तद्वद्दिवौकसा<text:span text:style-name="T9">म्</text:span> ॥३०<text:span text:style-name="T5">॥</text:span> </text:p>
      <text:p text:style-name="P6">शिवब्रह्मा<text:span text:style-name="T9">र्क</text:span>विघ्नेशचण्डीलक्ष्म्यादिकात्मना<text:span text:style-name="T9">म्</text:span> ।<text:line-break/>देवालयकृतेः पुण्यं प्रतिमाकरणे<text:span text:style-name="T9">ऽ</text:span>धिक<text:span text:style-name="T9">म्</text:span> ॥३१<text:span text:style-name="T5">॥</text:span> <text:line-break/><text:soft-page-break/>प्रतिमास्थापने यागे फलस्यान्तो न विद्यते । <text:s/><text:line-break/>मृण्मयाद्दारुजे पुण्यं दारुजादि<text:span text:style-name="T9">ष्टकोद्</text:span>भवे<text:note text:id="ftn347" text:note-class="footnote"><text:note-citation>6</text:note-citation><text:note-body><text:p text:style-name="P4">जादिष्टकाभवे</text:p></text:note-body></text:note> ॥३२<text:span text:style-name="T5">॥</text:span> <text:line-break/>इष्टकोत्थाच्छैलजे स्याद्धेमादेरधिकं फल<text:span text:style-name="T9">म्</text:span> । <text:s/><text:line-break/>सप्तजन्मकृतं पापं प्रारम्भादेव नश्यति ॥३३<text:span text:style-name="T5">॥</text:span> <text:line-break/>देवालयस्य स्वर्गी स्यान्नरकं न स गच्छति । <text:s/><text:line-break/>कुलानां शतमुद्धृत्य विष्णुलोकं नयेन्नरः ॥३४<text:span text:style-name="T5">॥</text:span> <text:line-break/>यमो यमभटानाह देवमन्दिरकारिणः ॥३५<text:span text:style-name="T5">॥</text:span><text:line-break/>यम उवाच -<text:line-break/>प्रतिमापूजादिकृतो ना<text:span text:style-name="T9">ऽऽ</text:span>नेया नरकं नराः <text:span text:style-name="T5">।</text:span><text:line-break/>देवालयाद्यक<text:span text:style-name="T9">र्ता</text:span>र आनेयास्ते<text:note text:id="ftn348" text:note-class="footnote"><text:note-citation>7</text:note-citation><text:note-body><text:p text:style-name="P4">आनेयास्ते विशेषतः</text:p></text:note-body></text:note> तु गोचरे <text:s/>॥३६<text:span text:style-name="T5">॥</text:span><text:line-break/>विचरध्वं यथान्याय<text:span text:style-name="T9">ं नि</text:span>योगो मम पाल्यता<text:span text:style-name="T9">म्</text:span> <text:s/><text:span text:style-name="T5">।</text:span><text:line-break/>ना<text:span text:style-name="T9">ऽऽ</text:span>ज्ञाभङ्गं करिष्यन्ति भवतां जन्तवः क्वचित् <text:s text:c="2"/>॥३७<text:span text:style-name="T5">॥</text:span> <text:line-break/>केवलं <text:span text:style-name="T9">ये</text:span> जगत्तातमनन्तं समुपाश्रिताः <text:span text:style-name="T5">।</text:span> <text:line-break/>भवद्भिः परिह<text:span text:style-name="T9">र्त</text:span>व्यास्तेषां नात्रास्ति संस्थितिः ॥३८<text:span text:style-name="T5">॥</text:span><text:line-break/>ये च भागवता लोके तच्चित्तास्तत्परायणाः <text:span text:style-name="T5">।</text:span> <text:line-break/>पूजयन्ति सदा विष्णुं ते <text:note text:id="ftn349" text:note-class="footnote"><text:note-citation>8</text:note-citation><text:note-body><text:p text:style-name="Footnote"><text:s/><text:span text:style-name="T9">ते च त्याज्याः</text:span></text:p></text:note-body></text:note>वस्त्याज्याः सुदूरतः <text:s/>॥३९<text:span text:style-name="T5">॥</text:span> <text:line-break/>यस्तिष्ठन् प्रस्वपन् गच्छन्नुत्तिष्ठन् स्खलिते स्थिते <text:span text:style-name="T5">।</text:span><text:line-break/>सङ्की<text:span text:style-name="T10">र्त</text:span>यन्ति गोविन्दं ते <text:span text:style-name="T10">च त्या</text:span>ज्याः सुदूरतः <text:s/>॥४०<text:span text:style-name="T5">॥</text:span> <text:line-break/>नित्यनैमित्तिकै<text:span text:style-name="T11">र्दे</text:span>वं ये यजन्ति जना<text:span text:style-name="T11">र्द</text:span>नम् <text:span text:style-name="T12">।</text:span><text:line-break/>नावलोक्या भवद्भिस्ते तद्गता यान्ति तद्गतिम् ॥४१<text:span text:style-name="T5">॥</text:span></text:p>
      <text:p text:style-name="P8"><text:soft-page-break/>ये पुष्पधूपवासोभिर्भूषणैश्चातिवल्लभैः <text:s/><text:span text:style-name="T1">।</text:span><text:line-break/>अ<text:span text:style-name="T11">र्च</text:span>यन्ति न ते ग्राह्या नराः <text:note text:id="ftn350" text:note-class="footnote"><text:note-citation>9</text:note-citation><text:note-body><text:p text:style-name="P5">कृष्णाश्रये</text:p></text:note-body></text:note>कृष्णालये गताः <text:s/>॥४२<text:span text:style-name="T1">॥</text:span><text:line-break/>उपलेपनक<text:span text:style-name="T13">र्ता</text:span>रः सम्मार्जनपराश्च ये <text:s/><text:span text:style-name="T1">।</text:span><text:line-break/>कृष्णालये परित्यज्यास्तेषां पुत्रास्तथा कुलम् ॥४३<text:span text:style-name="T1">॥</text:span><text:line-break/>येन चा<text:span text:style-name="T13">ऽऽ</text:span>यतनं विष्णोः कारितं तत्कुलोद्भवम् <text:s/><text:span text:style-name="T1">।</text:span><text:line-break/>पुंसां शतं नावलोक्यं भवद्भिर्दुष्टचेतसा ॥४४<text:span text:style-name="T1">॥</text:span><text:line-break/>यस्तु देवालयं विष्णो<text:span text:style-name="T13">र्दा</text:span>रुशैलमयं तथा <text:s/><text:span text:style-name="T1">।</text:span><text:line-break/>कारयेन्मृ<text:span text:style-name="T13">न्म</text:span>यं वा<text:span text:style-name="T13">ऽ</text:span>पि सर्वपापैः प्रमुच्यते ॥४५<text:span text:style-name="T1">॥</text:span><text:line-break/>अहन्यहनि यज्ञेन यजतो यन्महाफलम् <text:s/><text:span text:style-name="T1">।</text:span><text:line-break/>प्राप्नोति तत् फलं विष्णोर्यः कारयति केतन<text:span text:style-name="T13">म्</text:span> ॥४६<text:span text:style-name="T1">॥</text:span><text:line-break/>कुलानां शतमागामि समतीतं तथा शत<text:span text:style-name="T13">म्</text:span> <text:s/><text:span text:style-name="T1">।</text:span><text:line-break/>कारयन्भगवद्धाम नयत्यच्युतलोकता<text:span text:style-name="T13">म्</text:span> ॥४७<text:span text:style-name="T1">॥</text:span> <text:line-break/>सप्तलोकमयो विष्णुस्तस्य यः कुरुते गृह<text:span text:style-name="T13">म्</text:span> <text:span text:style-name="T1">।</text:span><text:line-break/>तारयत्यक्षया<text:span text:style-name="T13">ँ</text:span>ल्लोकानक्षयान् प्रतिपद्यते ॥४८<text:span text:style-name="T1">॥</text:span> <text:line-break/>इष्टकाचयविन्यासो यावन्त्यब्दानि तिष्ठति <text:span text:style-name="T1">।</text:span><text:line-break/>तावद्वर्षसहस्राणि तत्क<text:span text:style-name="T13">र्तुर्दि</text:span>वि संस्थितिः <text:span text:style-name="T1">॥</text:span>४९<text:span text:style-name="T1">॥</text:span> <text:line-break/>प्रतिमाकृद्विष्णुलोकं स्थापको लीयते हरौ ।<text:line-break/>देवसद्मप्रतिकृतिप्रतिष्ठाकृत्तु गोचरे ॥<text:span text:style-name="T1">५०</text:span>॥ <text:line-break/>अग्निरुवाच -<text:line-break/>यमोक्ता नानय<text:span text:style-name="T14">न्त्येतं</text:span> प्रतिष्ठादिकृतं हरेः । <text:line-break/>हय<text:span text:style-name="T14">ग्रीवः</text:span> प्रतिष्ठा<text:span text:style-name="T14">द्यं</text:span> देवानां ब्रह्मणेऽब्रवीत् ॥५<text:span text:style-name="T1">१॥</text:span> </text:p>
      <text:p text:style-name="P6">इत्यादिमहापुराणे आग्नेये देवालयादिमाहात्म्यवर्णनं नाम अष्टत्रिंशो<text:span text:style-name="T1">ऽ</text:span>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6:00:46.915498131</meta:creation-date>
    <dc:date>2017-04-27T16:01:35.679421782</dc:date>
    <meta:editing-duration>PT49S</meta:editing-duration>
    <meta:editing-cycles>1</meta:editing-cycles>
    <meta:document-statistic meta:table-count="0" meta:image-count="0" meta:object-count="0" meta:page-count="5" meta:paragraph-count="17" meta:word-count="562" meta:character-count="2711" meta:non-whitespace-character-count="2059"/>
    <meta:generator>LibreOffice/5.1.6.2$Linux_X86_64 LibreOffice_project/10m0$Build-2</meta:generator>
  </office:meta>
</office:document-meta>
</file>